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mono" svg:font-family="droidmon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fo:font-weight="normal" officeooo:rsid="000bfc1b" officeooo:paragraph-rsid="000bfc1b" style:font-size-asian="10.5pt" style:font-size-complex="10.5pt"/>
    </style:style>
    <style:style style:name="P2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fo:font-weight="normal" officeooo:rsid="000bfc1b" officeooo:paragraph-rsid="000e1315" style:font-size-asian="10.5pt" style:font-size-complex="10.5pt"/>
    </style:style>
    <style:style style:name="P3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fo:font-weight="normal" officeooo:rsid="0011547f" officeooo:paragraph-rsid="0011547f" style:font-size-asian="10.5pt" style:font-size-complex="10.5pt"/>
    </style:style>
    <style:style style:name="P4" style:family="paragraph" style:parent-style-name="Standard" style:list-style-name="L1">
      <style:text-properties fo:font-variant="normal" fo:text-transform="none" style:use-window-font-color="true" style:font-name="Liberation Serif" fo:font-size="10.5pt" fo:letter-spacing="normal" fo:font-style="normal" fo:font-weight="normal" officeooo:rsid="00118e76" officeooo:paragraph-rsid="00118e76" style:font-size-asian="10.5pt" style:font-size-complex="10.5pt"/>
    </style:style>
    <style:style style:name="P5" style:family="paragraph" style:parent-style-name="Standard">
      <style:text-properties fo:font-variant="normal" fo:text-transform="none" style:use-window-font-color="true" style:font-name="Liberation Serif" fo:font-size="10.5pt" fo:letter-spacing="normal" fo:font-style="normal" fo:font-weight="normal" officeooo:rsid="00118e76" officeooo:paragraph-rsid="00118e76" style:font-size-asian="10.5pt" style:font-size-complex="10.5pt"/>
    </style:style>
    <style:style style:name="P6" style:family="paragraph" style:parent-style-name="Standard" style:list-style-name="L2">
      <style:text-properties fo:font-variant="normal" fo:text-transform="none" style:use-window-font-color="true" style:font-name="Liberation Serif" fo:font-size="10.5pt" fo:letter-spacing="normal" fo:font-style="normal" fo:font-weight="normal" officeooo:rsid="00118e76" officeooo:paragraph-rsid="00118e76" style:font-size-asian="10.5pt" style:font-size-complex="10.5pt"/>
    </style:style>
    <style:style style:name="P7" style:family="paragraph" style:parent-style-name="Standard" style:list-style-name="L2">
      <style:text-properties fo:font-variant="normal" fo:text-transform="none" style:use-window-font-color="true" style:font-name="Liberation Serif" fo:font-size="10.5pt" fo:letter-spacing="normal" fo:font-style="normal" fo:font-weight="normal" officeooo:rsid="001289a5" officeooo:paragraph-rsid="001289a5" style:font-size-asian="10.5pt" style:font-size-complex="10.5pt"/>
    </style:style>
    <style:style style:name="P8" style:family="paragraph" style:parent-style-name="Standard">
      <style:text-properties style:font-name="Liberation Serif" fo:font-size="10.5pt" officeooo:rsid="000bfc1b" officeooo:paragraph-rsid="000bfc1b" style:font-size-asian="10.5pt" style:font-size-complex="10.5pt"/>
    </style:style>
    <style:style style:name="P9" style:family="paragraph" style:parent-style-name="Standard">
      <style:text-properties fo:font-size="10.5pt" officeooo:rsid="000bfc1b" officeooo:paragraph-rsid="000bfc1b" style:font-size-asian="10.5pt" style:font-size-complex="10.5pt"/>
    </style:style>
    <style:style style:name="P10" style:family="paragraph" style:parent-style-name="Standard">
      <style:text-properties style:use-window-font-color="true" style:font-name="Liberation Serif" fo:font-size="10.5pt" officeooo:paragraph-rsid="00118e76" style:font-size-asian="10.5pt" style:font-size-complex="10.5pt"/>
    </style:style>
    <style:style style:name="T1" style:family="text">
      <style:text-properties officeooo:rsid="000cd5eb"/>
    </style:style>
    <style:style style:name="T2" style:family="text">
      <style:text-properties fo:font-variant="normal" fo:text-transform="none" fo:letter-spacing="normal" fo:font-style="normal" fo:font-weight="normal" officeooo:rsid="00114e22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14e22"/>
    </style:style>
    <style:style style:name="T5" style:family="text">
      <style:text-properties fo:color="#000000"/>
    </style:style>
    <style:style style:name="T6" style:family="text">
      <style:text-properties officeooo:rsid="00118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hema:</text:p>
      <text:p text:style-name="P8"/>
      <text:p text:style-name="P1">"Konzeption und prototypische Entwicklung einer Schnittstelle zwischen der Multichannel Marketing Solution "iTool3" und dem Mercateo Marketplace"</text:p>
      <text:p text:style-name="P1"/>
      <text:p text:style-name="P10"><text:span text:style-name="T2">Umfang:</text:span><text:span text:style-name="T4"><text:line-break/></text:span><text:span text:style-name="T5"><text:line-break/></text:span><text:span text:style-name="T3">- Katalogerstellung (also "Export" der im iTool hinterlegten Produkdaten in das BMeCat Format)</text:span><text:span text:style-name="T5"><text:line-break/></text:span><text:span text:style-name="T3">- Lagerstandsabfrage (von Mercateo an unser System)</text:span></text:p>
      <text:p text:style-name="P10"><text:span text:style-name="T3">- Bestellung</text:span><text:span text:style-name="T5"><text:line-break/></text:span><text:span text:style-name="T3">- Auftragsbestätigung und</text:span><text:span text:style-name="T5"><text:line-break/></text:span><text:span text:style-name="T3">- Lieferavis.</text:span></text:p>
      <text:p text:style-name="P1"/>
      <text:p text:style-name="P1"/>
      <text:p text:style-name="P2">Projektbeschreibung:</text:p>
      <text:p text:style-name="P2"><text:span text:style-name="T1">Ziel der Arbeit ist die Anbindung der von der Firma iWays Sales Solutions entwickelten Software iTool3 an den Mercateo Marketplace. Dies geschieht über die vom </text:span></text:p>
      <text:p text:style-name="P3"/>
      <text:p text:style-name="P3"><text:span text:style-name="T6">i</text:span>Tool3 :</text:p>
      <text:list xml:id="list2593574402916059697" text:style-name="L1">
        <text:list-item>
          <text:p text:style-name="P4">Middleware zwischen unterschiedlichen Verkaufsplattformen und Portalen (ebay etc)</text:p>
        </text:list-item>
        <text:list-item>
          <text:p text:style-name="P4">wie, was , warum….. </text:p>
        </text:list-item>
      </text:list>
      <text:p text:style-name="P5"/>
      <text:p text:style-name="P5">Mercateo:</text:p>
      <text:list xml:id="list7383467048539606026" text:style-name="L2">
        <text:list-item>
          <text:p text:style-name="P6">technische Anforderungen: BmecAt → was (...Vorteile, Nachteile)</text:p>
        </text:list-item>
        <text:list-item>
          <text:p text:style-name="P7">Katalog erstellen, Lagerstandsabfrage (was, wie, </text:p>
        </text:list-item>
        <text:list-item>
          <text:p text:style-name="P6">Erkläriung: Aufbau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mono" svg:font-family="droidmono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drik </meta:initial-creator>
    <meta:creation-date>2016-10-11T10:47:15.522296238</meta:creation-date>
    <dc:date>2016-10-12T16:33:30.305570073</dc:date>
    <dc:creator>Hendrik </dc:creator>
    <meta:editing-duration>PT6H18M17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3" meta:word-count="105" meta:character-count="791" meta:non-whitespace-character-count="700"/>
  </office:meta>
</office:document-meta>
</file>